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443cm"/>
    </style:style>
    <style:style style:name="co4" style:family="table-column">
      <style:table-column-properties fo:break-before="auto" style:column-width="4.3cm"/>
    </style:style>
    <style:style style:name="co5" style:family="table-column">
      <style:table-column-properties fo:break-before="auto" style:column-width="8.856cm"/>
    </style:style>
    <style:style style:name="co6" style:family="table-column">
      <style:table-column-properties fo:break-before="auto" style:column-width="1.78cm"/>
    </style:style>
    <style:style style:name="co7" style:family="table-column">
      <style:table-column-properties fo:break-before="auto" style:column-width="2.05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>
            <text:p>objet</text:p>
          </table:table-cell>
          <table:table-cell office:value-type="string">
            <text:p>type</text:p>
          </table:table-cell>
          <table:table-cell office:value-type="string">
            <text:p>où ?</text:p>
          </table:table-cell>
          <table:table-cell office:value-type="string">
            <text:p>Niveau</text:p>
          </table:table-cell>
          <table:table-cell office:value-type="string">
            <text:p>lien</text:p>
          </table:table-cell>
          <table:table-cell office:value-type="string">
            <text:p>obtenu ?</text:p>
          </table:table-cell>
          <table:table-cell office:value-type="string">
            <text:p>comment</text:p>
          </table:table-cell>
          <table:table-cell office:value-type="string">
            <text:p>Cycle</text:p>
          </table:table-cell>
          <table:table-cell office:value-type="string">
            <text:p>Perso</text:p>
          </table:table-cell>
          <table:table-cell office:value-type="string">
            <text:p>Prévu</text:p>
          </table:table-cell>
          <table:table-cell/>
        </table:table-row>
        <table:table-row table:style-name="ro1" table:visibility="filter">
          <table:table-cell office:value-type="string">
            <text:p>aile de vol</text:p>
          </table:table-cell>
          <table:table-cell office:value-type="string">
            <text:p>cape</text:p>
          </table:table-cell>
          <table:table-cell office:value-type="string">
            <text:p>domaine corbeau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Jethro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antidote</text:p>
          </table:table-cell>
          <table:table-cell office:value-type="string">
            <text:p>amulette</text:p>
          </table:table-cell>
          <table:table-cell office:value-type="string">
            <text:p>combat divers</text:p>
          </table:table-cell>
          <table:table-cell table:number-columns-repeated="8"/>
        </table:table-row>
        <table:table-row table:style-name="ro1" table:visibility="filter">
          <table:table-cell office:value-type="string">
            <text:p>antidetection</text:p>
          </table:table-cell>
          <table:table-cell office:value-type="string">
            <text:p>amulette</text:p>
          </table:table-cell>
          <table:table-cell office:value-type="string">
            <text:p>ombre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us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santé</text:p>
          </table:table-cell>
          <table:table-cell office:value-type="string">
            <text:p>amulette</text:p>
          </table:table-cell>
          <table:table-cell office:value-type="string">
            <text:p>devoreur</text:p>
          </table:table-cell>
          <table:table-cell office:value-type="string">
            <text:p>peu commun</text:p>
          </table:table-cell>
          <table:table-cell table:number-columns-repeated="4"/>
          <table:table-cell office:value-type="string">
            <text:p>tous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bonne santé</text:p>
          </table:table-cell>
          <table:table-cell office:value-type="string">
            <text:p>amulette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cicatrisation</text:p>
          </table:table-cell>
          <table:table-cell office:value-type="string">
            <text:p>amulette</text:p>
          </table:table-cell>
          <table:table-cell office:value-type="string">
            <text:p>combat divers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action libre</text:p>
          </table:table-cell>
          <table:table-cell office:value-type="string">
            <text:p>anneau</text:p>
          </table:table-cell>
          <table:table-cell office:value-type="string">
            <text:p>marécage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chaleur constante</text:p>
          </table:table-cell>
          <table:table-cell office:value-type="string">
            <text:p>anneau</text:p>
          </table:table-cell>
          <table:table-cell office:value-type="string">
            <text:p>montagne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Esquive totale</text:p>
          </table:table-cell>
          <table:table-cell office:value-type="string">
            <text:p>anneau</text:p>
          </table:table-cell>
          <table:table-cell office:value-type="string">
            <text:p>Monastere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Namikigama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Marche sur l'eau</text:p>
          </table:table-cell>
          <table:table-cell office:value-type="string">
            <text:p>anneau</text:p>
          </table:table-cell>
          <table:table-cell office:value-type="string">
            <text:p>Maritime</text:p>
          </table:table-cell>
          <table:table-cell office:value-type="string">
            <text:p>peu commun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Namikigama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Nage</text:p>
          </table:table-cell>
          <table:table-cell office:value-type="string">
            <text:p>anneau</text:p>
          </table:table-cell>
          <table:table-cell office:value-type="string">
            <text:p>Maritime</text:p>
          </table:table-cell>
          <table:table-cell office:value-type="string">
            <text:p>peu commun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Protection</text:p>
          </table:table-cell>
          <table:table-cell office:value-type="string">
            <text:p>anneau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tous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Barrière mentale</text:p>
          </table:table-cell>
          <table:table-cell office:value-type="string">
            <text:p>anneau</text:p>
          </table:table-cell>
          <table:table-cell office:value-type="string">
            <text:p>social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Jethro</text:p>
          </table:table-cell>
          <table:table-cell office:value-type="string">
            <text:p>O</text:p>
          </table:table-cell>
          <table:table-cell/>
        </table:table-row>
        <table:table-row table:style-name="ro1" table:visibility="filter">
          <table:table-cell office:value-type="string">
            <text:p>resistance</text:p>
          </table:table-cell>
          <table:table-cell office:value-type="string">
            <text:p>anneau</text:p>
          </table:table-cell>
          <table:table-cell office:value-type="string">
            <text:p>elementaire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saut</text:p>
          </table:table-cell>
          <table:table-cell office:value-type="string">
            <text:p>anneau</text:p>
          </table:table-cell>
          <table:table-cell office:value-type="string">
            <text:p>montagne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Draky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rayon X</text:p>
          </table:table-cell>
          <table:table-cell office:value-type="string">
            <text:p>anneau</text:p>
          </table:table-cell>
          <table:table-cell office:value-type="string">
            <text:p>exploration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sophie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influence animale</text:p>
          </table:table-cell>
          <table:table-cell office:value-type="string">
            <text:p>anneau</text:p>
          </table:table-cell>
          <table:table-cell office:value-type="string">
            <text:p>Druide nature</text:p>
          </table:table-cell>
          <table:table-cell office:value-type="string">
            <text:p>rare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Draky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Belier</text:p>
          </table:table-cell>
          <table:table-cell office:value-type="string">
            <text:p>anneau</text:p>
          </table:table-cell>
          <table:table-cell office:value-type="string">
            <text:p>assaut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tous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Vicieuse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Mythral</text:p>
          </table:table-cell>
          <table:table-cell office:value-type="string">
            <text:p>armure</text:p>
          </table:table-cell>
          <table:table-cell office:value-type="string">
            <text:p>Nain</text:p>
          </table:table-cell>
          <table:table-cell table:number-columns-repeated="8"/>
        </table:table-row>
        <table:table-row table:style-name="ro1" table:visibility="filter">
          <table:table-cell office:value-type="string">
            <text:p>Resistance</text:p>
          </table:table-cell>
          <table:table-cell office:value-type="string">
            <text:p>armure</text:p>
          </table:table-cell>
          <table:table-cell office:value-type="string">
            <text:p>elementaire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namikigama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vulnerabilite</text:p>
          </table:table-cell>
          <table:table-cell office:value-type="string">
            <text:p>armure</text:p>
          </table:table-cell>
          <table:table-cell office:value-type="string">
            <text:p>maudit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adamantium</text:p>
          </table:table-cell>
          <table:table-cell office:value-type="string">
            <text:p>armure</text:p>
          </table:table-cell>
          <table:table-cell office:value-type="string">
            <text:p>combat divers</text:p>
          </table:table-cell>
          <table:table-cell office:value-type="string">
            <text:p>peu commun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baguette de sort (boule de feu)</text:p>
          </table:table-cell>
          <table:table-cell office:value-type="string">
            <text:p>baguette</text:p>
          </table:table-cell>
          <table:table-cell office:value-type="string">
            <text:p>Roi Sorcier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baguette des secrets</text:p>
          </table:table-cell>
          <table:table-cell office:value-type="string">
            <text:p>baguette</text:p>
          </table:table-cell>
          <table:table-cell office:value-type="string">
            <text:p>souterrain</text:p>
          </table:table-cell>
          <table:table-cell office:value-type="string">
            <text:p>peu commun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ophie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baguette merveilleuse</text:p>
          </table:table-cell>
          <table:table-cell office:value-type="string">
            <text:p>baguette</text:p>
          </table:table-cell>
          <table:table-cell office:value-type="string">
            <text:p>magie</text:p>
          </table:table-cell>
          <table:table-cell office:value-type="string">
            <text:p>rare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balais volant</text:p>
          </table:table-cell>
          <table:table-cell office:value-type="string">
            <text:p>objet</text:p>
          </table:table-cell>
          <table:table-cell office:value-type="string">
            <text:p>moyen de deplacement</text:p>
          </table:table-cell>
          <table:table-cell office:value-type="string">
            <text:p>peu commun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sophie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bandeau d'intelligence</text:p>
          </table:table-cell>
          <table:table-cell office:value-type="string">
            <text:p>objet</text:p>
          </table:table-cell>
          <table:table-cell office:value-type="string">
            <text:p>magie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bateau pliable</text:p>
          </table:table-cell>
          <table:table-cell office:value-type="string">
            <text:p>objet</text:p>
          </table:table-cell>
          <table:table-cell office:value-type="string">
            <text:p>moyen de deplacement</text:p>
          </table:table-cell>
          <table:table-cell office:value-type="string">
            <text:p>rare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us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baton de la vipère</text:p>
          </table:table-cell>
          <table:table-cell office:value-type="string">
            <text:p>baton</text:p>
          </table:table-cell>
          <table:table-cell office:value-type="string">
            <text:p>magie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string">
            <text:p>donné par Saark de la part de Monique.</text:p>
          </table:table-cell>
          <table:table-cell office:value-type="float" office:value="1">
            <text:p>1</text:p>
          </table:table-cell>
          <table:table-cell office:value-type="string">
            <text:p>Draky</text:p>
          </table:table-cell>
          <table:table-cell office:value-type="string">
            <text:p>O</text:p>
          </table:table-cell>
          <table:table-cell/>
        </table:table-row>
        <table:table-row table:style-name="ro1" table:visibility="filter">
          <table:table-cell office:value-type="string">
            <text:p>baume de Keoghtom</text:p>
          </table:table-cell>
          <table:table-cell office:value-type="string">
            <text:p>potion</text:p>
          </table:table-cell>
          <table:table-cell office:value-type="string">
            <text:p>combat divers</text:p>
          </table:table-cell>
          <table:table-cell office:value-type="string">
            <text:p>peu commun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us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bol contrôle elementaire</text:p>
          </table:table-cell>
          <table:table-cell office:value-type="string">
            <text:p>objet</text:p>
          </table:table-cell>
          <table:table-cell office:value-type="string">
            <text:p>elementaire</text:p>
          </table:table-cell>
          <table:table-cell office:value-type="string">
            <text:p>rare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ailées</text:p>
          </table:table-cell>
          <table:table-cell office:value-type="string">
            <text:p>bottes</text:p>
          </table:table-cell>
          <table:table-cell office:value-type="string">
            <text:p>montagne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levitation</text:p>
          </table:table-cell>
          <table:table-cell office:value-type="string">
            <text:p>bottes</text:p>
          </table:table-cell>
          <table:table-cell office:value-type="string">
            <text:p>Hauteur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de marche et de saut</text:p>
          </table:table-cell>
          <table:table-cell office:value-type="string">
            <text:p>bottes</text:p>
          </table:table-cell>
          <table:table-cell office:value-type="string">
            <text:p>voyage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rapidité</text:p>
          </table:table-cell>
          <table:table-cell office:value-type="string">
            <text:p>bottes</text:p>
          </table:table-cell>
          <table:table-cell office:value-type="string">
            <text:p>voyage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des terres gelées</text:p>
          </table:table-cell>
          <table:table-cell office:value-type="string">
            <text:p>bottes</text:p>
          </table:table-cell>
          <table:table-cell office:value-type="string">
            <text:p>montagne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elfiques</text:p>
          </table:table-cell>
          <table:table-cell office:value-type="string">
            <text:p>bottes</text:p>
          </table:table-cell>
          <table:table-cell office:value-type="string">
            <text:p>domaine corbeau</text:p>
          </table:table-cell>
          <table:table-cell office:value-type="string">
            <text:p>peu commun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Draky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attraction des projectiles</text:p>
          </table:table-cell>
          <table:table-cell office:value-type="string">
            <text:p>bouclier</text:p>
          </table:table-cell>
          <table:table-cell office:value-type="string">
            <text:p>maudit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bouteille fumigene</text:p>
          </table:table-cell>
          <table:table-cell office:value-type="string">
            <text:p>objet</text:p>
          </table:table-cell>
          <table:table-cell office:value-type="string">
            <text:p>ombre</text:p>
          </table:table-cell>
          <table:table-cell office:value-type="string">
            <text:p>peu commun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archerie</text:p>
          </table:table-cell>
          <table:table-cell office:value-type="string">
            <text:p>bracelet</text:p>
          </table:table-cell>
          <table:table-cell office:value-type="string">
            <text:p>domaine corbeau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brasero contrôle feu</text:p>
          </table:table-cell>
          <table:table-cell office:value-type="string">
            <text:p>objet</text:p>
          </table:table-cell>
          <table:table-cell office:value-type="string">
            <text:p>elementaire</text:p>
          </table:table-cell>
          <table:table-cell office:value-type="string">
            <text:p>rare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Broche de Défense</text:p>
          </table:table-cell>
          <table:table-cell office:value-type="string">
            <text:p>objet</text:p>
          </table:table-cell>
          <table:table-cell office:value-type="string">
            <text:p>En dessous Pydemian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string">
            <text:p>broche du Venerable Pyralan</text:p>
          </table:table-cell>
          <table:table-cell office:value-type="float" office:value="1">
            <text:p>1</text:p>
          </table:table-cell>
          <table:table-cell office:value-type="string">
            <text:p>Jethro</text:p>
          </table:table-cell>
          <table:table-cell office:value-type="string">
            <text:p>N</text:p>
          </table:table-cell>
          <table:table-cell/>
        </table:table-row>
        <table:table-row table:style-name="ro1" table:visibility="filter">
          <table:table-cell office:value-type="string">
            <text:p>De deplacement</text:p>
          </table:table-cell>
          <table:table-cell office:value-type="string">
            <text:p>cape</text:p>
          </table:table-cell>
          <table:table-cell office:value-type="string">
            <text:p>ombre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Jethro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e Chauve Souris</text:p>
          </table:table-cell>
          <table:table-cell office:value-type="string">
            <text:p>cape</text:p>
          </table:table-cell>
          <table:table-cell office:value-type="string">
            <text:p>domaine corbeau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ophie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raie manta</text:p>
          </table:table-cell>
          <table:table-cell office:value-type="string">
            <text:p>cape</text:p>
          </table:table-cell>
          <table:table-cell office:value-type="string">
            <text:p>Maritime</text:p>
          </table:table-cell>
          <table:table-cell office:value-type="string">
            <text:p>peu commun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prestidigitateur</text:p>
          </table:table-cell>
          <table:table-cell office:value-type="string">
            <text:p>cape</text:p>
          </table:table-cell>
          <table:table-cell office:value-type="string">
            <text:p>ombre</text:p>
          </table:table-cell>
          <table:table-cell office:value-type="string">
            <text:p>rare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sophie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Protection</text:p>
          </table:table-cell>
          <table:table-cell office:value-type="string">
            <text:p>cape</text:p>
          </table:table-cell>
          <table:table-cell office:value-type="string">
            <text:p>combat divers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us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elfique</text:p>
          </table:table-cell>
          <table:table-cell office:value-type="string">
            <text:p>cape</text:p>
          </table:table-cell>
          <table:table-cell office:value-type="string">
            <text:p>ombre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respiration aquatique</text:p>
          </table:table-cell>
          <table:table-cell office:value-type="string">
            <text:p>cape</text:p>
          </table:table-cell>
          <table:table-cell office:value-type="string">
            <text:p>Maritime</text:p>
          </table:table-cell>
          <table:table-cell office:value-type="string">
            <text:p>peu commun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carillon d'ouverture</text:p>
          </table:table-cell>
          <table:table-cell office:value-type="string">
            <text:p>objet</text:p>
          </table:table-cell>
          <table:table-cell office:value-type="string">
            <text:p>exploration</text:p>
          </table:table-cell>
          <table:table-cell office:value-type="string">
            <text:p>rare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cartes d'illusion</text:p>
          </table:table-cell>
          <table:table-cell office:value-type="string">
            <text:p>objet</text:p>
          </table:table-cell>
          <table:table-cell office:value-type="string">
            <text:p>ombre</text:p>
          </table:table-cell>
          <table:table-cell office:value-type="string">
            <text:p>peu commun</text:p>
          </table:table-cell>
          <table:table-cell table:number-columns-repeated="4"/>
          <table:table-cell office:value-type="string">
            <text:p>sophie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force de geant de pierre +6</text:p>
          </table:table-cell>
          <table:table-cell office:value-type="string">
            <text:p>ceinture</text:p>
          </table:table-cell>
          <table:table-cell office:value-type="string">
            <text:p>montagne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draky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es Nains</text:p>
          </table:table-cell>
          <table:table-cell office:value-type="string">
            <text:p>ceinture</text:p>
          </table:table-cell>
          <table:table-cell office:value-type="string">
            <text:p>montagne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Jethro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Chapeau de deguisement</text:p>
          </table:table-cell>
          <table:table-cell office:value-type="string">
            <text:p>objet</text:p>
          </table:table-cell>
          <table:table-cell office:value-type="string">
            <text:p>social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Jethro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eguisement Drakeide</text:p>
          </table:table-cell>
          <table:table-cell office:value-type="string">
            <text:p>objet</text:p>
          </table:table-cell>
          <table:table-cell office:value-type="string">
            <text:p>social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string">
            <text:p>Acheté chez Muliguth.</text:p>
          </table:table-cell>
          <table:table-cell office:value-type="float" office:value="2">
            <text:p>2</text:p>
          </table:table-cell>
          <table:table-cell office:value-type="string">
            <text:p>Draky</text:p>
          </table:table-cell>
          <table:table-cell office:value-type="string">
            <text:p>N</text:p>
          </table:table-cell>
          <table:table-cell/>
        </table:table-row>
        <table:table-row table:style-name="ro1" table:visibility="filter">
          <table:table-cell office:value-type="string">
            <text:p>araignée</text:p>
          </table:table-cell>
          <table:table-cell office:value-type="string">
            <text:p>bottes</text:p>
          </table:table-cell>
          <table:table-cell office:value-type="string">
            <text:p>exploration</text:p>
          </table:table-cell>
          <table:table-cell table:number-columns-repeated="8"/>
        </table:table-row>
        <table:table-row table:style-name="ro1" table:visibility="filter">
          <table:table-cell office:value-type="string">
            <text:p>maille elfique</text:p>
          </table:table-cell>
          <table:table-cell office:value-type="string">
            <text:p>armure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adaptation</text:p>
          </table:table-cell>
          <table:table-cell office:value-type="string">
            <text:p>amulette</text:p>
          </table:table-cell>
          <table:table-cell office:value-type="string">
            <text:p>Maritime</text:p>
          </table:table-cell>
          <table:table-cell table:number-columns-repeated="5"/>
          <table:table-cell office:value-type="string">
            <text:p>draky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corde d'escalade</text:p>
          </table:table-cell>
          <table:table-cell office:value-type="string">
            <text:p>objet</text:p>
          </table:table-cell>
          <table:table-cell office:value-type="string">
            <text:p>montagne</text:p>
          </table:table-cell>
          <table:table-cell office:value-type="string">
            <text:p>peu commun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cuir clouté enchanté</text:p>
          </table:table-cell>
          <table:table-cell office:value-type="string">
            <text:p>armure</text:p>
          </table:table-cell>
          <table:table-cell office:value-type="string">
            <text:p>social</text:p>
          </table:table-cell>
          <table:table-cell office:value-type="string">
            <text:p>rare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jethro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gue venimeuse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jethro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encensoir contrôle Elem Air</text:p>
          </table:table-cell>
          <table:table-cell office:value-type="string">
            <text:p>objet</text:p>
          </table:table-cell>
          <table:table-cell office:value-type="string">
            <text:p>elementaire</text:p>
          </table:table-cell>
          <table:table-cell office:value-type="string">
            <text:p>rare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us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epee ardente</text:p>
          </table:table-cell>
          <table:table-cell office:value-type="string">
            <text:p>arme</text:p>
          </table:table-cell>
          <table:table-cell office:value-type="string">
            <text:p>elementaire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epee voleuse de vie</text:p>
          </table:table-cell>
          <table:table-cell office:value-type="string">
            <text:p>arme</text:p>
          </table:table-cell>
          <table:table-cell office:value-type="string">
            <text:p>mort vivant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forteresse instantannée</text:p>
          </table:table-cell>
          <table:table-cell office:value-type="string">
            <text:p>objet</text:p>
          </table:table-cell>
          <table:table-cell office:value-type="string">
            <text:p>voyage</text:p>
          </table:table-cell>
          <table:table-cell office:value-type="string">
            <text:p>rare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tous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Puissance d'ogre</text:p>
          </table:table-cell>
          <table:table-cell office:value-type="string">
            <text:p>gantelet</text:p>
          </table:table-cell>
          <table:table-cell office:value-type="string">
            <text:p>combat divers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string">
            <text:p>Volé par Mitsuha à Norbrande</text:p>
          </table:table-cell>
          <table:table-cell office:value-type="float" office:value="1">
            <text:p>1</text:p>
          </table:table-cell>
          <table:table-cell office:value-type="string">
            <text:p>draky</text:p>
          </table:table-cell>
          <table:table-cell office:value-type="string">
            <text:p>O</text:p>
          </table:table-cell>
          <table:table-cell/>
        </table:table-row>
        <table:table-row table:style-name="ro1" table:visibility="filter">
          <table:table-cell office:value-type="string">
            <text:p>De nage et d'escalade</text:p>
          </table:table-cell>
          <table:table-cell office:value-type="string">
            <text:p>gantelet</text:p>
          </table:table-cell>
          <table:table-cell office:value-type="string">
            <text:p>montagne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Piegeur de projectile</text:p>
          </table:table-cell>
          <table:table-cell office:value-type="string">
            <text:p>gantelet</text:p>
          </table:table-cell>
          <table:table-cell office:value-type="string">
            <text:p>combat divers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Gemme de vision</text:p>
          </table:table-cell>
          <table:table-cell office:value-type="string">
            <text:p>objet</text:p>
          </table:table-cell>
          <table:table-cell office:value-type="string">
            <text:p>exploration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jethro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Gemme elementaire</text:p>
          </table:table-cell>
          <table:table-cell office:value-type="string">
            <text:p>objet</text:p>
          </table:table-cell>
          <table:table-cell office:value-type="string">
            <text:p>elementaire</text:p>
          </table:table-cell>
          <table:table-cell office:value-type="string">
            <text:p>peu commun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ophie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Gemme d'illumination</text:p>
          </table:table-cell>
          <table:table-cell office:value-type="string">
            <text:p>objet</text:p>
          </table:table-cell>
          <table:table-cell office:value-type="string">
            <text:p>exploration</text:p>
          </table:table-cell>
          <table:table-cell office:value-type="string">
            <text:p>peu commu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ophie</text:p>
          </table:table-cell>
          <table:table-cell office:value-type="string">
            <text:p>O</text:p>
          </table:table-cell>
          <table:table-cell/>
        </table:table-row>
        <table:table-row table:style-name="ro1" table:visibility="filter">
          <table:table-cell office:value-type="string">
            <text:p>Havresac</text:p>
          </table:table-cell>
          <table:table-cell office:value-type="string">
            <text:p>objet</text:p>
          </table:table-cell>
          <table:table-cell office:value-type="string">
            <text:p>exploration</text:p>
          </table:table-cell>
          <table:table-cell office:value-type="string">
            <text:p>rare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sophie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Comprehension des langues</text:p>
          </table:table-cell>
          <table:table-cell office:value-type="string">
            <text:p>heaume</text:p>
          </table:table-cell>
          <table:table-cell office:value-type="string">
            <text:p>social</text:p>
          </table:table-cell>
          <table:table-cell office:value-type="string">
            <text:p>peu commun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sophie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e Telepathie</text:p>
          </table:table-cell>
          <table:table-cell office:value-type="string">
            <text:p>heaume</text:p>
          </table:table-cell>
          <table:table-cell office:value-type="string">
            <text:p>social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de Teleportation</text:p>
          </table:table-cell>
          <table:table-cell office:value-type="string">
            <text:p>heaume</text:p>
          </table:table-cell>
          <table:table-cell office:value-type="string">
            <text:p>voyage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Lanterne de revelation</text:p>
          </table:table-cell>
          <table:table-cell office:value-type="string">
            <text:p>objet</text:p>
          </table:table-cell>
          <table:table-cell office:value-type="string">
            <text:p>ombre</text:p>
          </table:table-cell>
          <table:table-cell office:value-type="string">
            <text:p>peu commu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ophie</text:p>
          </table:table-cell>
          <table:table-cell office:value-type="string">
            <text:p>O</text:p>
          </table:table-cell>
          <table:table-cell/>
        </table:table-row>
        <table:table-row table:style-name="ro1" table:visibility="filter">
          <table:table-cell office:value-type="string">
            <text:p>lentilles de netteté</text:p>
          </table:table-cell>
          <table:table-cell office:value-type="string">
            <text:p>objet</text:p>
          </table:table-cell>
          <table:table-cell office:value-type="string">
            <text:p>exploration</text:p>
          </table:table-cell>
          <table:table-cell table:number-columns-repeated="8"/>
        </table:table-row>
        <table:table-row table:style-name="ro1" table:visibility="filter">
          <table:table-cell office:value-type="string">
            <text:p>liens de fer</text:p>
          </table:table-cell>
          <table:table-cell office:value-type="string">
            <text:p>objet</text:p>
          </table:table-cell>
          <table:table-cell office:value-type="string">
            <text:p>social</text:p>
          </table:table-cell>
          <table:table-cell office:value-type="string">
            <text:p>rare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lunettes de nuit</text:p>
          </table:table-cell>
          <table:table-cell office:value-type="string">
            <text:p>objet</text:p>
          </table:table-cell>
          <table:table-cell office:value-type="string">
            <text:p>exploration</text:p>
          </table:table-cell>
          <table:table-cell office:value-type="string">
            <text:p>peu commun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resistance aux sorts</text:p>
          </table:table-cell>
          <table:table-cell office:value-type="string">
            <text:p>cape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draky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masse d'anéantissement</text:p>
          </table:table-cell>
          <table:table-cell office:value-type="string">
            <text:p>arme</text:p>
          </table:table-cell>
          <table:table-cell office:value-type="string">
            <text:p>divin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draky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estructrice</text:p>
          </table:table-cell>
          <table:table-cell office:value-type="string">
            <text:p>arme</text:p>
          </table:table-cell>
          <table:table-cell office:value-type="string">
            <text:p>divin</text:p>
          </table:table-cell>
          <table:table-cell office:value-type="string">
            <text:p>rare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medaillon des pensées</text:p>
          </table:table-cell>
          <table:table-cell office:value-type="string">
            <text:p>amulette</text:p>
          </table:table-cell>
          <table:table-cell office:value-type="string">
            <text:p>social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3"/>
          <table:table-cell office:value-type="string">
            <text:p>sophie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yeux de lynx</text:p>
          </table:table-cell>
          <table:table-cell office:value-type="string">
            <text:p>objet</text:p>
          </table:table-cell>
          <table:table-cell office:value-type="string">
            <text:p>exploration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yeux grossissants</text:p>
          </table:table-cell>
          <table:table-cell office:value-type="string">
            <text:p>objet</text:p>
          </table:table-cell>
          <table:table-cell office:value-type="string">
            <text:p>exploration</text:p>
          </table:table-cell>
          <table:table-cell office:value-type="string">
            <text:p>peu commun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Pierre Controle Elem Terre</text:p>
          </table:table-cell>
          <table:table-cell office:value-type="string">
            <text:p>objet</text:p>
          </table:table-cell>
          <table:table-cell office:value-type="string">
            <text:p>elementaire</text:p>
          </table:table-cell>
          <table:table-cell office:value-type="string">
            <text:p>rare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Poussiere d'assechement</text:p>
          </table:table-cell>
          <table:table-cell office:value-type="string">
            <text:p>potion</text:p>
          </table:table-cell>
          <table:table-cell office:value-type="string">
            <text:p>Maritime</text:p>
          </table:table-cell>
          <table:table-cell table:number-columns-repeated="8"/>
        </table:table-row>
        <table:table-row table:style-name="ro1" table:visibility="filter">
          <table:table-cell office:value-type="string">
            <text:p>Poussiere de disparition</text:p>
          </table:table-cell>
          <table:table-cell office:value-type="string">
            <text:p>potion</text:p>
          </table:table-cell>
          <table:table-cell office:value-type="string">
            <text:p>ombre</text:p>
          </table:table-cell>
          <table:table-cell table:number-columns-repeated="8"/>
        </table:table-row>
        <table:table-row table:style-name="ro1" table:visibility="filter">
          <table:table-cell office:value-type="string">
            <text:p>Regeneration</text:p>
          </table:table-cell>
          <table:table-cell office:value-type="string">
            <text:p>anneau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tous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Telekinesie</text:p>
          </table:table-cell>
          <table:table-cell office:value-type="string">
            <text:p>anneau</text:p>
          </table:table-cell>
          <table:table-cell office:value-type="string">
            <text:p>exploration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Namikigama</text:p>
          </table:table-cell>
          <table:table-cell table:number-columns-repeated="2"/>
        </table:table-row>
        <table:table-row table:style-name="ro1">
          <table:table-cell office:value-type="string">
            <text:p>Triple souhaits</text:p>
          </table:table-cell>
          <table:table-cell office:value-type="string">
            <text:p>anneau</text:p>
          </table:table-cell>
          <table:table-cell office:value-type="string">
            <text:p>divin</text:p>
          </table:table-cell>
          <table:table-cell office:value-type="string">
            <text:p>legendaire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sophie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arc du serment</text:p>
          </table:table-cell>
          <table:table-cell office:value-type="string">
            <text:p>arme</text:p>
          </table:table-cell>
          <table:table-cell office:value-type="string">
            <text:p>domaine corbeau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arme vigilante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jethro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ecaille de dragon</text:p>
          </table:table-cell>
          <table:table-cell office:value-type="string">
            <text:p>armure</text:p>
          </table:table-cell>
          <table:table-cell office:value-type="string">
            <text:p>elementaire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Draky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e matelot</text:p>
          </table:table-cell>
          <table:table-cell office:value-type="string">
            <text:p>armure</text:p>
          </table:table-cell>
          <table:table-cell office:value-type="string">
            <text:p>Maritime</text:p>
          </table:table-cell>
          <table:table-cell office:value-type="string">
            <text:p>peu commun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demoniaque</text:p>
          </table:table-cell>
          <table:table-cell office:value-type="string">
            <text:p>armure</text:p>
          </table:table-cell>
          <table:table-cell office:value-type="string">
            <text:p>demon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Namikigama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e chapardeur</text:p>
          </table:table-cell>
          <table:table-cell office:value-type="string">
            <text:p>gantelet</text:p>
          </table:table-cell>
          <table:table-cell office:value-type="string">
            <text:p>ombre</text:p>
          </table:table-cell>
          <table:table-cell office:value-type="string">
            <text:p>peu commun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Jethro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globe flottant</text:p>
          </table:table-cell>
          <table:table-cell office:value-type="string">
            <text:p>objet</text:p>
          </table:table-cell>
          <table:table-cell office:value-type="string">
            <text:p>exploration</text:p>
          </table:table-cell>
          <table:table-cell office:value-type="string">
            <text:p>peu commun</text:p>
          </table:table-cell>
          <table:table-cell table:number-columns-repeated="7"/>
        </table:table-row>
        <table:table-row table:style-name="ro1">
          <table:table-cell office:value-type="string">
            <text:p>harnois etheré</text:p>
          </table:table-cell>
          <table:table-cell office:value-type="string">
            <text:p>armure</text:p>
          </table:table-cell>
          <table:table-cell office:value-type="string">
            <text:p>combat divers</text:p>
          </table:table-cell>
          <table:table-cell office:value-type="string">
            <text:p>legendaire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harnois nain</text:p>
          </table:table-cell>
          <table:table-cell office:value-type="string">
            <text:p>armure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Manuel de Force</text:p>
          </table:table-cell>
          <table:table-cell office:value-type="string">
            <text:p>objet</text:p>
          </table:table-cell>
          <table:table-cell office:value-type="string">
            <text:p>exploration</text:p>
          </table:table-cell>
          <table:table-cell office:value-type="string">
            <text:p>tres rare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Manuel de bonne santé</text:p>
          </table:table-cell>
          <table:table-cell office:value-type="string">
            <text:p>objet</text:p>
          </table:table-cell>
          <table:table-cell office:value-type="string">
            <text:p>exploration</text:p>
          </table:table-cell>
          <table:table-cell office:value-type="string">
            <text:p>tres rare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tous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Manuel de vivacité</text:p>
          </table:table-cell>
          <table:table-cell office:value-type="string">
            <text:p>objet</text:p>
          </table:table-cell>
          <table:table-cell office:value-type="string">
            <text:p>exploration</text:p>
          </table:table-cell>
          <table:table-cell office:value-type="string">
            <text:p>tres rare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Jethro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Souffle enflammé</text:p>
          </table:table-cell>
          <table:table-cell office:value-type="string">
            <text:p>potion</text:p>
          </table:table-cell>
          <table:table-cell office:value-type="string">
            <text:p>combat divers</text:p>
          </table:table-cell>
          <table:table-cell office:value-type="string">
            <text:p>peu commun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us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Traité d'autorité et influence</text:p>
          </table:table-cell>
          <table:table-cell office:value-type="string">
            <text:p>objet</text:p>
          </table:table-cell>
          <table:table-cell office:value-type="string">
            <text:p>social</text:p>
          </table:table-cell>
          <table:table-cell office:value-type="string">
            <text:p>tres rare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sophie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Traité de comprehension</text:p>
          </table:table-cell>
          <table:table-cell office:value-type="string">
            <text:p>objet</text:p>
          </table:table-cell>
          <table:table-cell office:value-type="string">
            <text:p>social</text:p>
          </table:table-cell>
          <table:table-cell office:value-type="string">
            <text:p>tres rare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Traité de perspicacité</text:p>
          </table:table-cell>
          <table:table-cell office:value-type="string">
            <text:p>objet</text:p>
          </table:table-cell>
          <table:table-cell office:value-type="string">
            <text:p>social</text:p>
          </table:table-cell>
          <table:table-cell office:value-type="string">
            <text:p>tres rare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Namikigama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Armure rapide</text:p>
          </table:table-cell>
          <table:table-cell office:value-type="string">
            <text:p>armure</text:p>
          </table:table-cell>
          <table:table-cell office:value-type="string">
            <text:p>combat divers</text:p>
          </table:table-cell>
          <table:table-cell office:value-type="string">
            <text:p>commun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Empreintes factices</text:p>
          </table:table-cell>
          <table:table-cell office:value-type="string">
            <text:p>bottes</text:p>
          </table:table-cell>
          <table:table-cell office:value-type="string">
            <text:p>exploration</text:p>
          </table:table-cell>
          <table:table-cell office:value-type="string">
            <text:p>commu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ophie</text:p>
          </table:table-cell>
          <table:table-cell office:value-type="string">
            <text:p>O</text:p>
          </table:table-cell>
          <table:table-cell/>
        </table:table-row>
        <table:table-row table:style-name="ro1" table:visibility="filter">
          <table:table-cell office:value-type="string">
            <text:p>Cadenas sournois</text:p>
          </table:table-cell>
          <table:table-cell office:value-type="string">
            <text:p>objet</text:p>
          </table:table-cell>
          <table:table-cell office:value-type="string">
            <text:p>ombre</text:p>
          </table:table-cell>
          <table:table-cell office:value-type="string">
            <text:p>commun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Canne de veteran</text:p>
          </table:table-cell>
          <table:table-cell office:value-type="string">
            <text:p>objet</text:p>
          </table:table-cell>
          <table:table-cell office:value-type="string">
            <text:p>social</text:p>
          </table:table-cell>
          <table:table-cell office:value-type="string">
            <text:p>comm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onné par Jeffrey pour bienvenu à la tête de la guilde.</text:p>
          </table:table-cell>
          <table:table-cell office:value-type="float" office:value="1">
            <text:p>1</text:p>
          </table:table-cell>
          <table:table-cell office:value-type="string">
            <text:p>jethro</text:p>
          </table:table-cell>
          <table:table-cell office:value-type="string">
            <text:p>O</text:p>
          </table:table-cell>
          <table:table-cell/>
        </table:table-row>
        <table:table-row table:style-name="ro1" table:visibility="filter">
          <table:table-cell office:value-type="string">
            <text:p>Chope de sobriété</text:p>
          </table:table-cell>
          <table:table-cell office:value-type="string">
            <text:p>objet</text:p>
          </table:table-cell>
          <table:table-cell office:value-type="string">
            <text:p>social</text:p>
          </table:table-cell>
          <table:table-cell office:value-type="string">
            <text:p>commun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Clé mysterieuse</text:p>
          </table:table-cell>
          <table:table-cell office:value-type="string">
            <text:p>objet</text:p>
          </table:table-cell>
          <table:table-cell office:value-type="string">
            <text:p>ombre</text:p>
          </table:table-cell>
          <table:table-cell office:value-type="string">
            <text:p>commun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corne d'alarme silencieuse</text:p>
          </table:table-cell>
          <table:table-cell office:value-type="string">
            <text:p>objet</text:p>
          </table:table-cell>
          <table:table-cell office:value-type="string">
            <text:p>social</text:p>
          </table:table-cell>
          <table:table-cell office:value-type="string">
            <text:p>commun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Dé de charlatan</text:p>
          </table:table-cell>
          <table:table-cell office:value-type="string">
            <text:p>objet</text:p>
          </table:table-cell>
          <table:table-cell office:value-type="string">
            <text:p>social</text:p>
          </table:table-cell>
          <table:table-cell office:value-type="string">
            <text:p>commun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string">
            <text:p>Transmis par Vision via Oriastr</text:p>
          </table:table-cell>
          <table:table-cell office:value-type="float" office:value="1">
            <text:p>1</text:p>
          </table:table-cell>
          <table:table-cell office:value-type="string">
            <text:p>Namikigama</text:p>
          </table:table-cell>
          <table:table-cell office:value-type="string">
            <text:p>O</text:p>
          </table:table-cell>
          <table:table-cell/>
        </table:table-row>
        <table:table-row table:style-name="ro1" table:visibility="filter">
          <table:table-cell office:value-type="string">
            <text:p>Orbe boussole</text:p>
          </table:table-cell>
          <table:table-cell office:value-type="string">
            <text:p>objet</text:p>
          </table:table-cell>
          <table:table-cell office:value-type="string">
            <text:p>exploration</text:p>
          </table:table-cell>
          <table:table-cell office:value-type="string">
            <text:p>commun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Orbe boussole des pensées</text:p>
          </table:table-cell>
          <table:table-cell office:value-type="string">
            <text:p>objet</text:p>
          </table:table-cell>
          <table:table-cell office:value-type="string">
            <text:p>exploration</text:p>
          </table:table-cell>
          <table:table-cell office:value-type="string">
            <text:p>peu comm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resor gobelin caché sous la tour</text:p>
          </table:table-cell>
          <table:table-cell office:value-type="float" office:value="1">
            <text:p>1</text:p>
          </table:table-cell>
          <table:table-cell office:value-type="string">
            <text:p>draky</text:p>
          </table:table-cell>
          <table:table-cell office:value-type="string">
            <text:p>N</text:p>
          </table:table-cell>
          <table:table-cell/>
        </table:table-row>
        <table:table-row table:style-name="ro1" table:visibility="filter">
          <table:table-cell office:value-type="string">
            <text:p>Pipe des monstres de fumée</text:p>
          </table:table-cell>
          <table:table-cell office:value-type="string">
            <text:p>objet</text:p>
          </table:table-cell>
          <table:table-cell office:value-type="string">
            <text:p>social</text:p>
          </table:table-cell>
          <table:table-cell office:value-type="string">
            <text:p>commun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des Devots</text:p>
          </table:table-cell>
          <table:table-cell office:value-type="string">
            <text:p>amulette</text:p>
          </table:table-cell>
          <table:table-cell office:value-type="string">
            <text:p>divin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Outil à tout faire</text:p>
          </table:table-cell>
          <table:table-cell office:value-type="string">
            <text:p>objet</text:p>
          </table:table-cell>
          <table:table-cell office:value-type="string">
            <text:p>social</text:p>
          </table:table-cell>
          <table:table-cell table:number-columns-repeated="8"/>
        </table:table-row>
        <table:table-row table:style-name="ro1" table:visibility="filter">
          <table:table-cell office:value-type="string">
            <text:p>Griffe occulte</text:p>
          </table:table-cell>
          <table:table-cell office:value-type="string">
            <text:p>tatouage</text:p>
          </table:table-cell>
          <table:table-cell office:value-type="string">
            <text:p>monastere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string">
            <text:p>Fait par Sindri Garrick</text:p>
          </table:table-cell>
          <table:table-cell office:value-type="float" office:value="1">
            <text:p>1</text:p>
          </table:table-cell>
          <table:table-cell office:value-type="string">
            <text:p>Namikigama</text:p>
          </table:table-cell>
          <table:table-cell office:value-type="string">
            <text:p>O</text:p>
          </table:table-cell>
          <table:table-cell/>
        </table:table-row>
        <table:table-row table:style-name="ro1" table:visibility="filter">
          <table:table-cell office:value-type="string">
            <text:p>Barrière</text:p>
          </table:table-cell>
          <table:table-cell office:value-type="string">
            <text:p>tatouage</text:p>
          </table:table-cell>
          <table:table-cell office:value-type="string">
            <text:p>monastere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4"/>
          <table:table-cell office:value-type="string">
            <text:p>https://www.aidedd.org/dnd-5/unearthed-arcana/sorts-et-tatouages-magiques/</text:p>
          </table:table-cell>
          <table:table-cell/>
        </table:table-row>
        <table:table-row table:style-name="ro1" table:visibility="filter">
          <table:table-cell office:value-type="string">
            <text:p>de Prehension</text:p>
          </table:table-cell>
          <table:table-cell office:value-type="string">
            <text:p>tatouage</text:p>
          </table:table-cell>
          <table:table-cell office:value-type="string">
            <text:p>monastere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amikigama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Branche clochette</text:p>
          </table:table-cell>
          <table:table-cell office:value-type="string">
            <text:p>objet</text:p>
          </table:table-cell>
          <table:table-cell office:value-type="string">
            <text:p>ombre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sophie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Encensoir du devot</text:p>
          </table:table-cell>
          <table:table-cell office:value-type="string">
            <text:p>objet</text:p>
          </table:table-cell>
          <table:table-cell office:value-type="string">
            <text:p>divin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de Gisombre</text:p>
          </table:table-cell>
          <table:table-cell office:value-type="string">
            <text:p>tatouage</text:p>
          </table:table-cell>
          <table:table-cell office:value-type="string">
            <text:p>monastere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4"/>
          <table:table-cell office:value-type="string">
            <text:p>https://www.aidedd.org/dnd-5/unearthed-arcana/sorts-et-tatouages-magiques/</text:p>
          </table:table-cell>
          <table:table-cell/>
        </table:table-row>
        <table:table-row table:style-name="ro1" table:visibility="filter">
          <table:table-cell office:value-type="string">
            <text:p>chaudron de renaissance</text:p>
          </table:table-cell>
          <table:table-cell office:value-type="string">
            <text:p>objet</text:p>
          </table:table-cell>
          <table:table-cell office:value-type="string">
            <text:p>exploration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Absorbtion</text:p>
          </table:table-cell>
          <table:table-cell office:value-type="string">
            <text:p>tatouage</text:p>
          </table:table-cell>
          <table:table-cell office:value-type="string">
            <text:p>monastere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4"/>
          <table:table-cell office:value-type="string">
            <text:p>https://www.aidedd.org/dnd-5/unearthed-arcana/sorts-et-tatouages-magiques/</text:p>
          </table:table-cell>
          <table:table-cell/>
        </table:table-row>
        <table:table-row table:style-name="ro1" table:visibility="filter">
          <table:table-cell office:value-type="string">
            <text:p>fontaine de vie</text:p>
          </table:table-cell>
          <table:table-cell office:value-type="string">
            <text:p>tatouage</text:p>
          </table:table-cell>
          <table:table-cell office:value-type="string">
            <text:p>monastere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4"/>
          <table:table-cell office:value-type="string">
            <text:p>https://www.aidedd.org/dnd-5/unearthed-arcana/sorts-et-tatouages-magiques/</text:p>
          </table:table-cell>
          <table:table-cell/>
        </table:table-row>
        <table:table-row table:style-name="ro1" table:visibility="filter">
          <table:table-cell office:value-type="string">
            <text:p>Foulée spectrale</text:p>
          </table:table-cell>
          <table:table-cell office:value-type="string">
            <text:p>tatouage</text:p>
          </table:table-cell>
          <table:table-cell office:value-type="string">
            <text:p>monastere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Namikigama</text:p>
          </table:table-cell>
          <table:table-cell table:number-columns-repeated="2"/>
        </table:table-row>
        <table:table-row table:style-name="ro1">
          <table:table-cell office:value-type="string">
            <text:p>Fureur sanglante</text:p>
          </table:table-cell>
          <table:table-cell office:value-type="string">
            <text:p>tatouage</text:p>
          </table:table-cell>
          <table:table-cell office:value-type="string">
            <text:p>monastere</text:p>
          </table:table-cell>
          <table:table-cell office:value-type="string">
            <text:p>legendaire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Namikigama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Arc de l'essor draconique</text:p>
          </table:table-cell>
          <table:table-cell office:value-type="string">
            <text:p>arme</text:p>
          </table:table-cell>
          <table:table-cell office:value-type="string">
            <text:p>dragon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>
          <table:table-cell office:value-type="string">
            <text:p>Echarpe platine</text:p>
          </table:table-cell>
          <table:table-cell office:value-type="string">
            <text:p>amulette</text:p>
          </table:table-cell>
          <table:table-cell office:value-type="string">
            <text:p>combat divers</text:p>
          </table:table-cell>
          <table:table-cell office:value-type="string">
            <text:p>legendaire</text:p>
          </table:table-cell>
          <table:table-cell table:number-columns-repeated="7"/>
        </table:table-row>
        <table:table-row table:style-name="ro1">
          <table:table-cell office:value-type="string">
            <text:p>Majesté des dragons</text:p>
          </table:table-cell>
          <table:table-cell office:value-type="string">
            <text:p>potion</text:p>
          </table:table-cell>
          <table:table-cell office:value-type="string">
            <text:p>dragon</text:p>
          </table:table-cell>
          <table:table-cell office:value-type="string">
            <text:p>legendaire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sept lieues</text:p>
          </table:table-cell>
          <table:table-cell office:value-type="string">
            <text:p>bottes</text:p>
          </table:table-cell>
          <table:table-cell office:value-type="string">
            <text:p>voyage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Sanctuaire</text:p>
          </table:table-cell>
          <table:table-cell office:value-type="string">
            <text:p>amulette</text:p>
          </table:table-cell>
          <table:table-cell office:value-type="string">
            <text:p>mort vivant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Diademe nimbé</text:p>
          </table:table-cell>
          <table:table-cell office:value-type="string">
            <text:p>heaume</text:p>
          </table:table-cell>
          <table:table-cell office:value-type="string">
            <text:p>montagne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Pugilat draconique</text:p>
          </table:table-cell>
          <table:table-cell office:value-type="string">
            <text:p>gantelet</text:p>
          </table:table-cell>
          <table:table-cell office:value-type="string">
            <text:p>dragon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apesanteur</text:p>
          </table:table-cell>
          <table:table-cell office:value-type="string">
            <text:p>armure</text:p>
          </table:table-cell>
          <table:table-cell office:value-type="string">
            <text:p>exploration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Defunts</text:p>
          </table:table-cell>
          <table:table-cell office:value-type="string">
            <text:p>armure</text:p>
          </table:table-cell>
          <table:table-cell office:value-type="string">
            <text:p>mort vivant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Bande de prouesse Mains Nues</text:p>
          </table:table-cell>
          <table:table-cell office:value-type="string">
            <text:p>bracelet</text:p>
          </table:table-cell>
          <table:table-cell office:value-type="string">
            <text:p>monastere</text:p>
          </table:table-cell>
          <table:table-cell office:value-type="string">
            <text:p>rare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Bouclier Boomerang</text:p>
          </table:table-cell>
          <table:table-cell office:value-type="string">
            <text:p>bouclier</text:p>
          </table:table-cell>
          <table:table-cell office:value-type="string">
            <text:p>combat divers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Cartes tranchantes</text:p>
          </table:table-cell>
          <table:table-cell office:value-type="string">
            <text:p>objet</text:p>
          </table:table-cell>
          <table:table-cell office:value-type="string">
            <text:p>social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Jethro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Arbalete stellaire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escalade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table:number-columns-repeated="8"/>
        </table:table-row>
        <table:table-row table:style-name="ro1" table:visibility="filter">
          <table:table-cell office:value-type="string">
            <text:p>Clé du guerrier</text:p>
          </table:table-cell>
          <table:table-cell office:value-type="string">
            <text:p>arme</text:p>
          </table:table-cell>
          <table:table-cell office:value-type="string">
            <text:p>social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Manteau du voleur</text:p>
          </table:table-cell>
          <table:table-cell office:value-type="string">
            <text:p>cape</text:p>
          </table:table-cell>
          <table:table-cell office:value-type="string">
            <text:p>ombre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Arme brise force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Arme de commandement trone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Armure anti magie</text:p>
          </table:table-cell>
          <table:table-cell office:value-type="string">
            <text:p>armure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Cartes dimensionnelles</text:p>
          </table:table-cell>
          <table:table-cell office:value-type="string">
            <text:p>objet</text:p>
          </table:table-cell>
          <table:table-cell office:value-type="string">
            <text:p>voyage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sophie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Couronne cometes tournoyantes</text:p>
          </table:table-cell>
          <table:table-cell office:value-type="string">
            <text:p>heaume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Griffe funeste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Heaume de crane</text:p>
          </table:table-cell>
          <table:table-cell office:value-type="string">
            <text:p>armure</text:p>
          </table:table-cell>
          <table:table-cell office:value-type="string">
            <text:p>combat divers</text:p>
          </table:table-cell>
          <table:table-cell table:number-columns-repeated="8"/>
        </table:table-row>
        <table:table-row table:style-name="ro1" table:visibility="filter">
          <table:table-cell office:value-type="string">
            <text:p>mascarade</text:p>
          </table:table-cell>
          <table:table-cell office:value-type="string">
            <text:p>tatouage</text:p>
          </table:table-cell>
          <table:table-cell office:value-type="string">
            <text:p>monastere</text:p>
          </table:table-cell>
          <table:table-cell office:value-type="string">
            <text:p>commun</text:p>
          </table:table-cell>
          <table:table-cell office:value-type="string">
            <text:p>oui</text:p>
          </table:table-cell>
          <table:table-cell table:number-columns-repeated="4"/>
          <table:table-cell office:value-type="string">
            <text:p>https://www.aidedd.org/dnd-5/unearthed-arcana/sorts-et-tatouages-magiques/</text:p>
          </table:table-cell>
          <table:table-cell/>
        </table:table-row>
        <table:table-row table:style-name="ro1" table:visibility="filter">
          <table:table-cell office:value-type="string">
            <text:p>bracelet mecanique</text:p>
          </table:table-cell>
          <table:table-cell office:value-type="string">
            <text:p>objet</text:p>
          </table:table-cell>
          <table:table-cell office:value-type="string">
            <text:p>combat divers</text:p>
          </table:table-cell>
          <table:table-cell office:value-type="string">
            <text:p>comm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onné par Jeffrey</text:p>
          </table:table-cell>
          <table:table-cell office:value-type="float" office:value="1">
            <text:p>1</text:p>
          </table:table-cell>
          <table:table-cell office:value-type="string">
            <text:p>Jethro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invisibilité</text:p>
          </table:table-cell>
          <table:table-cell office:value-type="string">
            <text:p>anneau</text:p>
          </table:table-cell>
          <table:table-cell office:value-type="string">
            <text:p>magie</text:p>
          </table:table-cell>
          <table:table-cell office:value-type="string">
            <text:p>legendaire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Jethro</text:p>
          </table:table-cell>
          <table:table-cell table:number-columns-repeated="2"/>
        </table:table-row>
        <table:table-row table:style-name="ro1">
          <table:table-cell office:value-type="string">
            <text:p>contrôle elementaire</text:p>
          </table:table-cell>
          <table:table-cell office:value-type="string">
            <text:p>anneau</text:p>
          </table:table-cell>
          <table:table-cell office:value-type="string">
            <text:p>Maritime</text:p>
          </table:table-cell>
          <table:table-cell office:value-type="string">
            <text:p>legendaire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namikigama</text:p>
          </table:table-cell>
          <table:table-cell table:number-columns-repeated="2"/>
        </table:table-row>
        <table:table-row table:style-name="ro1">
          <table:table-cell office:value-type="string">
            <text:p>convocation djinn</text:p>
          </table:table-cell>
          <table:table-cell office:value-type="string">
            <text:p>anneau</text:p>
          </table:table-cell>
          <table:table-cell office:value-type="string">
            <text:p>desert</text:p>
          </table:table-cell>
          <table:table-cell office:value-type="string">
            <text:p>legendai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feu d'etoiles</text:p>
          </table:table-cell>
          <table:table-cell office:value-type="string">
            <text:p>anneau</text:p>
          </table:table-cell>
          <table:table-cell office:value-type="string">
            <text:p>ombre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feuille morte</text:p>
          </table:table-cell>
          <table:table-cell office:value-type="string">
            <text:p>anneau</text:p>
          </table:table-cell>
          <table:table-cell office:value-type="string">
            <text:p>montagne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Protection</text:p>
          </table:table-cell>
          <table:table-cell office:value-type="string">
            <text:p>anneau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tous</text:p>
          </table:table-cell>
          <table:table-cell table:number-columns-repeated="2"/>
        </table:table-row>
        <table:table-row table:style-name="ro1">
          <table:table-cell office:value-type="string">
            <text:p>renvoi des sorts</text:p>
          </table:table-cell>
          <table:table-cell office:value-type="string">
            <text:p>anneau</text:p>
          </table:table-cell>
          <table:table-cell office:value-type="string">
            <text:p>magie</text:p>
          </table:table-cell>
          <table:table-cell office:value-type="string">
            <text:p>legendai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resistance poison</text:p>
          </table:table-cell>
          <table:table-cell office:value-type="string">
            <text:p>anneau</text:p>
          </table:table-cell>
          <table:table-cell office:value-type="string">
            <text:p>ombre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stockage de sorts</text:p>
          </table:table-cell>
          <table:table-cell office:value-type="string">
            <text:p>anneau</text:p>
          </table:table-cell>
          <table:table-cell office:value-type="string">
            <text:p>magie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draky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épée de lumière lunaire</text:p>
          </table:table-cell>
          <table:table-cell office:value-type="string">
            <text:p>arme</text:p>
          </table:table-cell>
          <table:table-cell office:value-type="string">
            <text:p>ombre</text:p>
          </table:table-cell>
          <table:table-cell office:value-type="string">
            <text:p>commu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raky</text:p>
          </table:table-cell>
          <table:table-cell office:value-type="string">
            <text:p>O</text:p>
          </table:table-cell>
          <table:table-cell/>
        </table:table-row>
        <table:table-row table:style-name="ro1" table:visibility="filter">
          <table:table-cell office:value-type="string">
            <text:p>épée vengeresse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string">
            <text:p>Trouvé sur Shaeleg</text:p>
          </table:table-cell>
          <table:table-cell office:value-type="float" office:value="1">
            <text:p>1</text:p>
          </table:table-cell>
          <table:table-cell office:value-type="string">
            <text:p>Namikigama</text:p>
          </table:table-cell>
          <table:table-cell office:value-type="string">
            <text:p>N</text:p>
          </table:table-cell>
          <table:table-cell/>
        </table:table-row>
        <table:table-row table:style-name="ro1" table:visibility="filter">
          <table:table-cell office:value-type="string">
            <text:p>javeline de foudre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peu commun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trident de domination aquatique</text:p>
          </table:table-cell>
          <table:table-cell office:value-type="string">
            <text:p>arme</text:p>
          </table:table-cell>
          <table:table-cell office:value-type="string">
            <text:p>Maritime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baton du python</text:p>
          </table:table-cell>
          <table:table-cell office:value-type="string">
            <text:p>baton</text:p>
          </table:table-cell>
          <table:table-cell office:value-type="string">
            <text:p>magie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sombre eclat</text:p>
          </table:table-cell>
          <table:table-cell office:value-type="string">
            <text:p>amulette</text:p>
          </table:table-cell>
          <table:table-cell office:value-type="string">
            <text:p>magie</text:p>
          </table:table-cell>
          <table:table-cell office:value-type="string">
            <text:p>commun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ophie</text:p>
          </table:table-cell>
          <table:table-cell office:value-type="string">
            <text:p>O</text:p>
          </table:table-cell>
          <table:table-cell/>
        </table:table-row>
        <table:table-row table:style-name="ro1" table:visibility="filter">
          <table:table-cell office:value-type="string">
            <text:p>huile d'insaisissabilité</text:p>
          </table:table-cell>
          <table:table-cell office:value-type="string">
            <text:p>potion</text:p>
          </table:table-cell>
          <table:table-cell office:value-type="string">
            <text:p>ombre</text:p>
          </table:table-cell>
          <table:table-cell office:value-type="string">
            <text:p>peu commun</text:p>
          </table:table-cell>
          <table:table-cell table:number-columns-repeated="4"/>
          <table:table-cell office:value-type="string">
            <text:p>tous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agrandissement</text:p>
          </table:table-cell>
          <table:table-cell office:value-type="string">
            <text:p>potion</text:p>
          </table:table-cell>
          <table:table-cell office:value-type="string">
            <text:p>combat divers</text:p>
          </table:table-cell>
          <table:table-cell office:value-type="string">
            <text:p>peu commun</text:p>
          </table:table-cell>
          <table:table-cell table:number-columns-repeated="4"/>
          <table:table-cell office:value-type="string">
            <text:p>tous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amitié avec les animaux</text:p>
          </table:table-cell>
          <table:table-cell office:value-type="string">
            <text:p>potion</text:p>
          </table:table-cell>
          <table:table-cell office:value-type="string">
            <text:p>voyage</text:p>
          </table:table-cell>
          <table:table-cell office:value-type="string">
            <text:p>peu commun</text:p>
          </table:table-cell>
          <table:table-cell table:number-columns-repeated="4"/>
          <table:table-cell office:value-type="string">
            <text:p>tous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escalade</text:p>
          </table:table-cell>
          <table:table-cell office:value-type="string">
            <text:p>potion</text:p>
          </table:table-cell>
          <table:table-cell office:value-type="string">
            <text:p>montagne</text:p>
          </table:table-cell>
          <table:table-cell office:value-type="string">
            <text:p>commun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tous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force de geant des colline</text:p>
          </table:table-cell>
          <table:table-cell office:value-type="string">
            <text:p>potion</text:p>
          </table:table-cell>
          <table:table-cell office:value-type="string">
            <text:p>combat divers</text:p>
          </table:table-cell>
          <table:table-cell office:value-type="string">
            <text:p>peu commun</text:p>
          </table:table-cell>
          <table:table-cell table:number-columns-repeated="4"/>
          <table:table-cell office:value-type="string">
            <text:p>tous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resistance</text:p>
          </table:table-cell>
          <table:table-cell office:value-type="string">
            <text:p>potion</text:p>
          </table:table-cell>
          <table:table-cell office:value-type="string">
            <text:p>elementaire</text:p>
          </table:table-cell>
          <table:table-cell office:value-type="string">
            <text:p>peu commun</text:p>
          </table:table-cell>
          <table:table-cell table:number-columns-repeated="4"/>
          <table:table-cell office:value-type="string">
            <text:p>tous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respiration aquatique</text:p>
          </table:table-cell>
          <table:table-cell office:value-type="string">
            <text:p>potion</text:p>
          </table:table-cell>
          <table:table-cell office:value-type="string">
            <text:p>Maritime</text:p>
          </table:table-cell>
          <table:table-cell office:value-type="string">
            <text:p>peu commun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string">
            <text:p>tous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chandelle des profondeurs</text:p>
          </table:table-cell>
          <table:table-cell office:value-type="string">
            <text:p>objet</text:p>
          </table:table-cell>
          <table:table-cell office:value-type="string">
            <text:p>Maritime</text:p>
          </table:table-cell>
          <table:table-cell office:value-type="string">
            <text:p>commun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Diademe de destruction</text:p>
          </table:table-cell>
          <table:table-cell office:value-type="string">
            <text:p>heaume</text:p>
          </table:table-cell>
          <table:table-cell office:value-type="string">
            <text:p>combat divers</text:p>
          </table:table-cell>
          <table:table-cell office:value-type="string">
            <text:p>peu commun</text:p>
          </table:table-cell>
          <table:table-cell/>
          <table:table-cell office:value-type="float" office:value="0">
            <text:p>0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Protection contre le poison</text:p>
          </table:table-cell>
          <table:table-cell office:value-type="string">
            <text:p>amulette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des plans</text:p>
          </table:table-cell>
          <table:table-cell office:value-type="string">
            <text:p>amulette</text:p>
          </table:table-cell>
          <table:table-cell office:value-type="string">
            <text:p>magie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sophie</text:p>
          </table:table-cell>
          <table:table-cell table:number-columns-repeated="2"/>
        </table:table-row>
        <table:table-row table:style-name="ro1">
          <table:table-cell office:value-type="string">
            <text:p>d'invulnerabilité</text:p>
          </table:table-cell>
          <table:table-cell office:value-type="string">
            <text:p>armure</text:p>
          </table:table-cell>
          <table:table-cell office:value-type="string">
            <text:p>combat divers</text:p>
          </table:table-cell>
          <table:table-cell office:value-type="string">
            <text:p>legendai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cuir clouté enchanté</text:p>
          </table:table-cell>
          <table:table-cell office:value-type="string">
            <text:p>armure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Jethro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bouclier animé</text:p>
          </table:table-cell>
          <table:table-cell office:value-type="string">
            <text:p>bouclier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draky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bouclier antiprojectile</text:p>
          </table:table-cell>
          <table:table-cell office:value-type="string">
            <text:p>bouclier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bouclier gardesort</text:p>
          </table:table-cell>
          <table:table-cell office:value-type="string">
            <text:p>bouclier</text:p>
          </table:table-cell>
          <table:table-cell office:value-type="string">
            <text:p>magie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boule de cristal</text:p>
          </table:table-cell>
          <table:table-cell office:value-type="string">
            <text:p>objet</text:p>
          </table:table-cell>
          <table:table-cell office:value-type="string">
            <text:p>magie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sophie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bouteille de l'Efrit</text:p>
          </table:table-cell>
          <table:table-cell office:value-type="string">
            <text:p>objet</text:p>
          </table:table-cell>
          <table:table-cell office:value-type="string">
            <text:p>elementaire</text:p>
          </table:table-cell>
          <table:table-cell office:value-type="string">
            <text:p>tres rare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de defense</text:p>
          </table:table-cell>
          <table:table-cell office:value-type="string">
            <text:p>bracelet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tous</text:p>
          </table:table-cell>
          <table:table-cell table:number-columns-repeated="2"/>
        </table:table-row>
        <table:table-row table:style-name="ro1">
          <table:table-cell office:value-type="string">
            <text:p>invisibilité</text:p>
          </table:table-cell>
          <table:table-cell office:value-type="string">
            <text:p>cape</text:p>
          </table:table-cell>
          <table:table-cell office:value-type="string">
            <text:p>ombre</text:p>
          </table:table-cell>
          <table:table-cell office:value-type="string">
            <text:p>legendai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de l'arachnide</text:p>
          </table:table-cell>
          <table:table-cell office:value-type="string">
            <text:p>cape</text:p>
          </table:table-cell>
          <table:table-cell office:value-type="string">
            <text:p>ombre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Jethro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e vol</text:p>
          </table:table-cell>
          <table:table-cell office:value-type="string">
            <text:p>cape</text:p>
          </table:table-cell>
          <table:table-cell office:value-type="string">
            <text:p>montagne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Namikigama</text:p>
          </table:table-cell>
          <table:table-cell table:number-columns-repeated="2"/>
        </table:table-row>
        <table:table-row table:style-name="ro1">
          <table:table-cell office:value-type="string">
            <text:p>Cartes merveilleuses</text:p>
          </table:table-cell>
          <table:table-cell office:value-type="string">
            <text:p>objet</text:p>
          </table:table-cell>
          <table:table-cell office:value-type="string">
            <text:p>social</text:p>
          </table:table-cell>
          <table:table-cell office:value-type="string">
            <text:p>legendaire</text:p>
          </table:table-cell>
          <table:table-cell table:number-columns-repeated="4"/>
          <table:table-cell office:value-type="string">
            <text:p>tous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Cierge d'invocation</text:p>
          </table:table-cell>
          <table:table-cell office:value-type="string">
            <text:p>objet</text:p>
          </table:table-cell>
          <table:table-cell office:value-type="string">
            <text:p>magie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Cimeterre de rapidité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Draky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Collier de perles de prière</text:p>
          </table:table-cell>
          <table:table-cell office:value-type="string">
            <text:p>amulette</text:p>
          </table:table-cell>
          <table:table-cell office:value-type="string">
            <text:p>divin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Cor de dévastation</text:p>
          </table:table-cell>
          <table:table-cell office:value-type="string">
            <text:p>objet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Cor du valhalla</text:p>
          </table:table-cell>
          <table:table-cell office:value-type="string">
            <text:p>objet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cube de force</text:p>
          </table:table-cell>
          <table:table-cell office:value-type="string">
            <text:p>objet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>
          <table:table-cell office:value-type="string">
            <text:p>cube des plans</text:p>
          </table:table-cell>
          <table:table-cell office:value-type="string">
            <text:p>objet</text:p>
          </table:table-cell>
          <table:table-cell office:value-type="string">
            <text:p>voyage</text:p>
          </table:table-cell>
          <table:table-cell office:value-type="string">
            <text:p>legendaire</text:p>
          </table:table-cell>
          <table:table-cell table:number-columns-repeated="7"/>
        </table:table-row>
        <table:table-row table:style-name="ro1">
          <table:table-cell office:value-type="string">
            <text:p>Déluge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legendai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Elixir de jouvence</text:p>
          </table:table-cell>
          <table:table-cell office:value-type="string">
            <text:p>potion</text:p>
          </table:table-cell>
          <table:table-cell office:value-type="string">
            <text:p>magie</text:p>
          </table:table-cell>
          <table:table-cell office:value-type="string">
            <text:p>tres rare</text:p>
          </table:table-cell>
          <table:table-cell table:number-columns-repeated="4"/>
          <table:table-cell office:value-type="string">
            <text:p>tous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Elixir de santé</text:p>
          </table:table-cell>
          <table:table-cell office:value-type="string">
            <text:p>potion</text:p>
          </table:table-cell>
          <table:table-cell office:value-type="string">
            <text:p>magie</text:p>
          </table:table-cell>
          <table:table-cell office:value-type="string">
            <text:p>rare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epée acérée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épée dansante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Namikigama</text:p>
          </table:table-cell>
          <table:table-cell table:number-columns-repeated="2"/>
        </table:table-row>
        <table:table-row table:style-name="ro1">
          <table:table-cell office:value-type="string">
            <text:p>épée de réponse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legendai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épée mordante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épée radieuse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épée voleuse de vie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>
          <table:table-cell office:value-type="string">
            <text:p>épée vorpale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legendai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fer gelé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>
          <table:table-cell office:value-type="string">
            <text:p>gardienne</text:p>
          </table:table-cell>
          <table:table-cell office:value-type="string">
            <text:p>amulette</text:p>
          </table:table-cell>
          <table:table-cell office:value-type="string">
            <text:p>combat divers</text:p>
          </table:table-cell>
          <table:table-cell office:value-type="string">
            <text:p>legendai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hache du berserker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heaume scintillant</text:p>
          </table:table-cell>
          <table:table-cell office:value-type="string">
            <text:p>heaume</text:p>
          </table:table-cell>
          <table:table-cell office:value-type="string">
            <text:p>ombre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huile d'affutage</text:p>
          </table:table-cell>
          <table:table-cell office:value-type="string">
            <text:p>potion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table:number-columns-repeated="4"/>
          <table:table-cell office:value-type="string">
            <text:p>tous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Jatte contrôle elem Eau</text:p>
          </table:table-cell>
          <table:table-cell office:value-type="string">
            <text:p>objet</text:p>
          </table:table-cell>
          <table:table-cell office:value-type="string">
            <text:p>elementaire</text:p>
          </table:table-cell>
          <table:table-cell office:value-type="string">
            <text:p>rare</text:p>
          </table:table-cell>
          <table:table-cell table:number-columns-repeated="7"/>
        </table:table-row>
        <table:table-row table:style-name="ro1">
          <table:table-cell office:value-type="string">
            <text:p>Lame Porte Bonheur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legendai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>
          <table:table-cell office:value-type="string">
            <text:p>Lamelune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legendai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>
          <table:table-cell office:value-type="string">
            <text:p>maille effrit</text:p>
          </table:table-cell>
          <table:table-cell office:value-type="string">
            <text:p>armure</text:p>
          </table:table-cell>
          <table:table-cell office:value-type="string">
            <text:p>elementaire</text:p>
          </table:table-cell>
          <table:table-cell office:value-type="string">
            <text:p>legendai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marteau de lancer nain</text:p>
          </table:table-cell>
          <table:table-cell office:value-type="string">
            <text:p>arme</text:p>
          </table:table-cell>
          <table:table-cell office:value-type="string">
            <text:p>Nain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>
          <table:table-cell office:value-type="string">
            <text:p>marteau de tonnerre</text:p>
          </table:table-cell>
          <table:table-cell office:value-type="string">
            <text:p>arme</text:p>
          </table:table-cell>
          <table:table-cell office:value-type="string">
            <text:p>elementaire</text:p>
          </table:table-cell>
          <table:table-cell office:value-type="string">
            <text:p>legendaire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masse terrifiante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menottes dimensionnelles</text:p>
          </table:table-cell>
          <table:table-cell office:value-type="string">
            <text:p>objet</text:p>
          </table:table-cell>
          <table:table-cell office:value-type="string">
            <text:p>magie</text:p>
          </table:table-cell>
          <table:table-cell office:value-type="string">
            <text:p>rare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miroir d'emprisonnement</text:p>
          </table:table-cell>
          <table:table-cell office:value-type="string">
            <text:p>objet</text:p>
          </table:table-cell>
          <table:table-cell office:value-type="string">
            <text:p>magie</text:p>
          </table:table-cell>
          <table:table-cell office:value-type="string">
            <text:p>tres rare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sophie</text:p>
          </table:table-cell>
          <table:table-cell table:number-columns-repeated="2"/>
        </table:table-row>
        <table:table-row table:style-name="ro1">
          <table:table-cell office:value-type="string">
            <text:p>noir rasoir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legendai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perle de force</text:p>
          </table:table-cell>
          <table:table-cell office:value-type="string">
            <text:p>objet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tous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heroisme</text:p>
          </table:table-cell>
          <table:table-cell office:value-type="string">
            <text:p>potion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table:number-columns-repeated="4"/>
          <table:table-cell office:value-type="string">
            <text:p>tous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invisibilité</text:p>
          </table:table-cell>
          <table:table-cell office:value-type="string">
            <text:p>potion</text:p>
          </table:table-cell>
          <table:table-cell office:value-type="string">
            <text:p>ombre</text:p>
          </table:table-cell>
          <table:table-cell office:value-type="string">
            <text:p>tres rare</text:p>
          </table:table-cell>
          <table:table-cell table:number-columns-repeated="4"/>
          <table:table-cell office:value-type="string">
            <text:p>tous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invulnerabilité</text:p>
          </table:table-cell>
          <table:table-cell office:value-type="string">
            <text:p>potion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table:number-columns-repeated="4"/>
          <table:table-cell office:value-type="string">
            <text:p>tous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clairvoyance</text:p>
          </table:table-cell>
          <table:table-cell office:value-type="string">
            <text:p>potion</text:p>
          </table:table-cell>
          <table:table-cell office:value-type="string">
            <text:p>social</text:p>
          </table:table-cell>
          <table:table-cell office:value-type="string">
            <text:p>rare</text:p>
          </table:table-cell>
          <table:table-cell table:number-columns-repeated="4"/>
          <table:table-cell office:value-type="string">
            <text:p>tous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iminution</text:p>
          </table:table-cell>
          <table:table-cell office:value-type="string">
            <text:p>potion</text:p>
          </table:table-cell>
          <table:table-cell office:value-type="string">
            <text:p>magie</text:p>
          </table:table-cell>
          <table:table-cell office:value-type="string">
            <text:p>rare</text:p>
          </table:table-cell>
          <table:table-cell table:number-columns-repeated="4"/>
          <table:table-cell office:value-type="string">
            <text:p>tous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forme gazeuse</text:p>
          </table:table-cell>
          <table:table-cell office:value-type="string">
            <text:p>potion</text:p>
          </table:table-cell>
          <table:table-cell office:value-type="string">
            <text:p>ombre</text:p>
          </table:table-cell>
          <table:table-cell office:value-type="string">
            <text:p>rare</text:p>
          </table:table-cell>
          <table:table-cell table:number-columns-repeated="4"/>
          <table:table-cell office:value-type="string">
            <text:p>tous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lecture des pensées</text:p>
          </table:table-cell>
          <table:table-cell office:value-type="string">
            <text:p>potion</text:p>
          </table:table-cell>
          <table:table-cell office:value-type="string">
            <text:p>social</text:p>
          </table:table-cell>
          <table:table-cell office:value-type="string">
            <text:p>rare</text:p>
          </table:table-cell>
          <table:table-cell table:number-columns-repeated="4"/>
          <table:table-cell office:value-type="string">
            <text:p>tous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vitesse</text:p>
          </table:table-cell>
          <table:table-cell office:value-type="string">
            <text:p>potion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table:number-columns-repeated="4"/>
          <table:table-cell office:value-type="string">
            <text:p>tous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vitalité</text:p>
          </table:table-cell>
          <table:table-cell office:value-type="string">
            <text:p>potion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table:number-columns-repeated="4"/>
          <table:table-cell office:value-type="string">
            <text:p>tous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e vol</text:p>
          </table:table-cell>
          <table:table-cell office:value-type="string">
            <text:p>potion</text:p>
          </table:table-cell>
          <table:table-cell office:value-type="string">
            <text:p>voyage</text:p>
          </table:table-cell>
          <table:table-cell office:value-type="string">
            <text:p>tres rare</text:p>
          </table:table-cell>
          <table:table-cell table:number-columns-repeated="4"/>
          <table:table-cell office:value-type="string">
            <text:p>tous</text:p>
          </table:table-cell>
          <table:table-cell table:number-columns-repeated="2"/>
        </table:table-row>
        <table:table-row table:style-name="ro1">
          <table:table-cell office:value-type="string">
            <text:p>puit des mondes</text:p>
          </table:table-cell>
          <table:table-cell office:value-type="string">
            <text:p>objet</text:p>
          </table:table-cell>
          <table:table-cell office:value-type="string">
            <text:p>magie</text:p>
          </table:table-cell>
          <table:table-cell office:value-type="string">
            <text:p>legendaire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sophie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puit portable</text:p>
          </table:table-cell>
          <table:table-cell office:value-type="string">
            <text:p>objet</text:p>
          </table:table-cell>
          <table:table-cell office:value-type="string">
            <text:p>voyage</text:p>
          </table:table-cell>
          <table:table-cell office:value-type="string">
            <text:p>rare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robe aux etoiles</text:p>
          </table:table-cell>
          <table:table-cell office:value-type="string">
            <text:p>armure</text:p>
          </table:table-cell>
          <table:table-cell office:value-type="string">
            <text:p>magie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>
          <table:table-cell office:value-type="string">
            <text:p>robe de l'archimage</text:p>
          </table:table-cell>
          <table:table-cell office:value-type="string">
            <text:p>armure</text:p>
          </table:table-cell>
          <table:table-cell office:value-type="string">
            <text:p>magie</text:p>
          </table:table-cell>
          <table:table-cell office:value-type="string">
            <text:p>legendai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robe de vision totale</text:p>
          </table:table-cell>
          <table:table-cell office:value-type="string">
            <text:p>armure</text:p>
          </table:table-cell>
          <table:table-cell office:value-type="string">
            <text:p>magie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sophie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robe prismatique</text:p>
          </table:table-cell>
          <table:table-cell office:value-type="string">
            <text:p>armure</text:p>
          </table:table-cell>
          <table:table-cell office:value-type="string">
            <text:p>magie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sac de haricots</text:p>
          </table:table-cell>
          <table:table-cell office:value-type="string">
            <text:p>objet</text:p>
          </table:table-cell>
          <table:table-cell office:value-type="string">
            <text:p>ombre</text:p>
          </table:table-cell>
          <table:table-cell office:value-type="string">
            <text:p>rare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sac devoreur</text:p>
          </table:table-cell>
          <table:table-cell office:value-type="string">
            <text:p>objet</text:p>
          </table:table-cell>
          <table:table-cell office:value-type="string">
            <text:p>devoreur</text:p>
          </table:table-cell>
          <table:table-cell office:value-type="string">
            <text:p>tres rare</text:p>
          </table:table-cell>
          <table:table-cell table:number-columns-repeated="7"/>
        </table:table-row>
        <table:table-row table:style-name="ro1">
          <table:table-cell office:value-type="string">
            <text:p>scarabé de protection</text:p>
          </table:table-cell>
          <table:table-cell office:value-type="string">
            <text:p>objet</text:p>
          </table:table-cell>
          <table:table-cell office:value-type="string">
            <text:p>combat divers</text:p>
          </table:table-cell>
          <table:table-cell office:value-type="string">
            <text:p>legendaire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draky</text:p>
          </table:table-cell>
          <table:table-cell table:number-columns-repeated="2"/>
        </table:table-row>
        <table:table-row table:style-name="ro1">
          <table:table-cell office:value-type="string">
            <text:p>sphere d'annihilition</text:p>
          </table:table-cell>
          <table:table-cell office:value-type="string">
            <text:p>objet</text:p>
          </table:table-cell>
          <table:table-cell office:value-type="string">
            <text:p>divin</text:p>
          </table:table-cell>
          <table:table-cell office:value-type="string">
            <text:p>legendaire</text:p>
          </table:table-cell>
          <table:table-cell table:number-columns-repeated="7"/>
        </table:table-row>
        <table:table-row table:style-name="ro1">
          <table:table-cell office:value-type="string">
            <text:p>Submersible</text:p>
          </table:table-cell>
          <table:table-cell office:value-type="string">
            <text:p>objet</text:p>
          </table:table-cell>
          <table:table-cell office:value-type="string">
            <text:p>moyen de deplacement</text:p>
          </table:table-cell>
          <table:table-cell office:value-type="string">
            <text:p>legendaire</text:p>
          </table:table-cell>
          <table:table-cell table:number-columns-repeated="7"/>
        </table:table-row>
        <table:table-row table:style-name="ro1">
          <table:table-cell office:value-type="string">
            <text:p>talisman de la sphere</text:p>
          </table:table-cell>
          <table:table-cell office:value-type="string">
            <text:p>amulette</text:p>
          </table:table-cell>
          <table:table-cell office:value-type="string">
            <text:p>magie</text:p>
          </table:table-cell>
          <table:table-cell office:value-type="string">
            <text:p>legendaire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tueuse de dragon</text:p>
          </table:table-cell>
          <table:table-cell office:value-type="string">
            <text:p>arme</text:p>
          </table:table-cell>
          <table:table-cell office:value-type="string">
            <text:p>dragon</text:p>
          </table:table-cell>
          <table:table-cell office:value-type="string">
            <text:p>rare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tueuse de geant</text:p>
          </table:table-cell>
          <table:table-cell office:value-type="string">
            <text:p>arme</text:p>
          </table:table-cell>
          <table:table-cell office:value-type="string">
            <text:p>montagne</text:p>
          </table:table-cell>
          <table:table-cell office:value-type="string">
            <text:p>rare</text:p>
          </table:table-cell>
          <table:table-cell table:number-columns-repeated="7"/>
        </table:table-row>
        <table:table-row table:style-name="ro1">
          <table:table-cell office:value-type="string">
            <text:p>Vague</text:p>
          </table:table-cell>
          <table:table-cell office:value-type="string">
            <text:p>arme</text:p>
          </table:table-cell>
          <table:table-cell office:value-type="string">
            <text:p>divin</text:p>
          </table:table-cell>
          <table:table-cell office:value-type="string">
            <text:p>legendai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>
          <table:table-cell office:value-type="string">
            <text:p>Vengeresse sacrée</text:p>
          </table:table-cell>
          <table:table-cell office:value-type="string">
            <text:p>arme</text:p>
          </table:table-cell>
          <table:table-cell office:value-type="string">
            <text:p>divin</text:p>
          </table:table-cell>
          <table:table-cell office:value-type="string">
            <text:p>legendai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Voleuse des neuf vies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Jethro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Baton d'Envoutement</text:p>
          </table:table-cell>
          <table:table-cell office:value-type="string">
            <text:p>baton</text:p>
          </table:table-cell>
          <table:table-cell office:value-type="string">
            <text:p>social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Baton de feu</text:p>
          </table:table-cell>
          <table:table-cell office:value-type="string">
            <text:p>baton</text:p>
          </table:table-cell>
          <table:table-cell office:value-type="string">
            <text:p>magie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Baton de fletrissement</text:p>
          </table:table-cell>
          <table:table-cell office:value-type="string">
            <text:p>baton</text:p>
          </table:table-cell>
          <table:table-cell office:value-type="string">
            <text:p>magie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Baton de givre</text:p>
          </table:table-cell>
          <table:table-cell office:value-type="string">
            <text:p>baton</text:p>
          </table:table-cell>
          <table:table-cell office:value-type="string">
            <text:p>magie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Baton de grand essaim</text:p>
          </table:table-cell>
          <table:table-cell office:value-type="string">
            <text:p>baton</text:p>
          </table:table-cell>
          <table:table-cell office:value-type="string">
            <text:p>Druide nature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baton de guerison</text:p>
          </table:table-cell>
          <table:table-cell office:value-type="string">
            <text:p>baton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baton de surpuissance</text:p>
          </table:table-cell>
          <table:table-cell office:value-type="string">
            <text:p>baton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baton de tonnerre et foudre</text:p>
          </table:table-cell>
          <table:table-cell office:value-type="string">
            <text:p>baton</text:p>
          </table:table-cell>
          <table:table-cell office:value-type="string">
            <text:p>magie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Baton percussif</text:p>
          </table:table-cell>
          <table:table-cell office:value-type="string">
            <text:p>baton</text:p>
          </table:table-cell>
          <table:table-cell office:value-type="string">
            <text:p>magie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Amethyste magnetique</text:p>
          </table:table-cell>
          <table:table-cell office:value-type="string">
            <text:p>objet</text:p>
          </table:table-cell>
          <table:table-cell office:value-type="string">
            <text:p>magie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Sanctuaire</text:p>
          </table:table-cell>
          <table:table-cell office:value-type="string">
            <text:p>amulette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Concorde</text:p>
          </table:table-cell>
          <table:table-cell office:value-type="string">
            <text:p>anneau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resolution des casses tete</text:p>
          </table:table-cell>
          <table:table-cell office:value-type="string">
            <text:p>anneau</text:p>
          </table:table-cell>
          <table:table-cell office:value-type="string">
            <text:p>exploration</text:p>
          </table:table-cell>
          <table:table-cell office:value-type="string">
            <text:p>peu commun</text:p>
          </table:table-cell>
          <table:table-cell table:number-columns-repeated="7"/>
        </table:table-row>
        <table:table-row table:style-name="ro1">
          <table:table-cell office:value-type="string">
            <text:p>Annihilateur topaze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legendai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arc des mélodies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arc incendaire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>
          <table:table-cell office:value-type="string">
            <text:p>arc long de l'atre reparateur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legendai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arc lunaire scintillant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armure de l'ame perdue</text:p>
          </table:table-cell>
          <table:table-cell office:value-type="string">
            <text:p>armure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armure de preservation</text:p>
          </table:table-cell>
          <table:table-cell office:value-type="string">
            <text:p>armure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armure de spores fongiques</text:p>
          </table:table-cell>
          <table:table-cell office:value-type="string">
            <text:p>armure</text:p>
          </table:table-cell>
          <table:table-cell office:value-type="string">
            <text:p>combat divers</text:p>
          </table:table-cell>
          <table:table-cell office:value-type="string">
            <text:p>peu commun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armure des defunts</text:p>
          </table:table-cell>
          <table:table-cell office:value-type="string">
            <text:p>armure</text:p>
          </table:table-cell>
          <table:table-cell office:value-type="string">
            <text:p>combat divers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armure du zephyr</text:p>
          </table:table-cell>
          <table:table-cell office:value-type="string">
            <text:p>armure</text:p>
          </table:table-cell>
          <table:table-cell office:value-type="string">
            <text:p>elementaire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armure forgée par les fées</text:p>
          </table:table-cell>
          <table:table-cell office:value-type="string">
            <text:p>armure</text:p>
          </table:table-cell>
          <table:table-cell office:value-type="string">
            <text:p>fae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ophie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armure forgée par les ombres</text:p>
          </table:table-cell>
          <table:table-cell office:value-type="string">
            <text:p>armure</text:p>
          </table:table-cell>
          <table:table-cell office:value-type="string">
            <text:p>ombre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armure mecanique</text:p>
          </table:table-cell>
          <table:table-cell office:value-type="string">
            <text:p>armure</text:p>
          </table:table-cell>
          <table:table-cell office:value-type="string">
            <text:p>Nain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baton des collines enracinées</text:p>
          </table:table-cell>
          <table:table-cell office:value-type="string">
            <text:p>baton</text:p>
          </table:table-cell>
          <table:table-cell office:value-type="string">
            <text:p>Druide nature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baton soleil</text:p>
          </table:table-cell>
          <table:table-cell office:value-type="string">
            <text:p>baton</text:p>
          </table:table-cell>
          <table:table-cell office:value-type="string">
            <text:p>Druide nature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du bourlingueur</text:p>
          </table:table-cell>
          <table:table-cell office:value-type="string">
            <text:p>bottes</text:p>
          </table:table-cell>
          <table:table-cell office:value-type="string">
            <text:p>exploration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bouclier de la tortue</text:p>
          </table:table-cell>
          <table:table-cell office:value-type="string">
            <text:p>bouclier</text:p>
          </table:table-cell>
          <table:table-cell office:value-type="string">
            <text:p>combat divers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bouclier de saphir</text:p>
          </table:table-cell>
          <table:table-cell office:value-type="string">
            <text:p>bouclier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>
          <table:table-cell office:value-type="string">
            <text:p>Bouclier du cuirassé ardent</text:p>
          </table:table-cell>
          <table:table-cell office:value-type="string">
            <text:p>bouclier</text:p>
          </table:table-cell>
          <table:table-cell office:value-type="string">
            <text:p>combat divers</text:p>
          </table:table-cell>
          <table:table-cell office:value-type="string">
            <text:p>legendai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cartes des oracles</text:p>
          </table:table-cell>
          <table:table-cell office:value-type="string">
            <text:p>objet</text:p>
          </table:table-cell>
          <table:table-cell office:value-type="string">
            <text:p>divin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cartes du marchand de destin</text:p>
          </table:table-cell>
          <table:table-cell office:value-type="string">
            <text:p>objet</text:p>
          </table:table-cell>
          <table:table-cell office:value-type="string">
            <text:p>divin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ceinturon en peau de dragon</text:p>
          </table:table-cell>
          <table:table-cell office:value-type="string">
            <text:p>ceinture</text:p>
          </table:table-cell>
          <table:table-cell office:value-type="string">
            <text:p>dragon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Namikigama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couronne de la hargne</text:p>
          </table:table-cell>
          <table:table-cell office:value-type="string">
            <text:p>heaume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Crache-tonnerre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Cri du faucheur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>
          <table:table-cell office:value-type="string">
            <text:p>Cuirasse de brisepierre</text:p>
          </table:table-cell>
          <table:table-cell office:value-type="string">
            <text:p>armure</text:p>
          </table:table-cell>
          <table:table-cell office:value-type="string">
            <text:p>combat divers</text:p>
          </table:table-cell>
          <table:table-cell office:value-type="string">
            <text:p>legendai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Destructeur resplendissant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>
          <table:table-cell office:value-type="string">
            <text:p>Egide d'Euryale</text:p>
          </table:table-cell>
          <table:table-cell office:value-type="string">
            <text:p>objet</text:p>
          </table:table-cell>
          <table:table-cell office:value-type="string">
            <text:p>combat divers</text:p>
          </table:table-cell>
          <table:table-cell office:value-type="string">
            <text:p>legendai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>
          <table:table-cell office:value-type="string">
            <text:p>Epee des plans</text:p>
          </table:table-cell>
          <table:table-cell office:value-type="string">
            <text:p>arme</text:p>
          </table:table-cell>
          <table:table-cell office:value-type="string">
            <text:p>magie</text:p>
          </table:table-cell>
          <table:table-cell office:value-type="string">
            <text:p>legendai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>
          <table:table-cell office:value-type="string">
            <text:p>Fleau de Tiamat</text:p>
          </table:table-cell>
          <table:table-cell office:value-type="string">
            <text:p>arme</text:p>
          </table:table-cell>
          <table:table-cell office:value-type="string">
            <text:p>dragon</text:p>
          </table:table-cell>
          <table:table-cell office:value-type="string">
            <text:p>legendaire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Fleau ruineux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Fouet d'immolation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Fouet saisissant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Fronde tombeuse de geant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peu commun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jambieres hurlantes</text:p>
          </table:table-cell>
          <table:table-cell office:value-type="string">
            <text:p>objet</text:p>
          </table:table-cell>
          <table:table-cell office:value-type="string">
            <text:p>exploration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>
          <table:table-cell office:value-type="string">
            <text:p>transporteur telescopique</text:p>
          </table:table-cell>
          <table:table-cell office:value-type="string">
            <text:p>objet</text:p>
          </table:table-cell>
          <table:table-cell office:value-type="string">
            <text:p>moyen de deplacement</text:p>
          </table:table-cell>
          <table:table-cell office:value-type="string">
            <text:p>legendaire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trident invocateur de marée</text:p>
          </table:table-cell>
          <table:table-cell office:value-type="string">
            <text:p>arme</text:p>
          </table:table-cell>
          <table:table-cell office:value-type="string">
            <text:p>Maritime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Bague tentaculaire de l'Oeil</text:p>
          </table:table-cell>
          <table:table-cell office:value-type="string">
            <text:p>anneau</text:p>
          </table:table-cell>
          <table:table-cell office:value-type="string">
            <text:p>En dessous Pydemian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string">
            <text:p>Bague du Venerable</text:p>
          </table:table-cell>
          <table:table-cell office:value-type="float" office:value="1">
            <text:p>1</text:p>
          </table:table-cell>
          <table:table-cell office:value-type="string">
            <text:p>Draky</text:p>
          </table:table-cell>
          <table:table-cell office:value-type="string">
            <text:p>N</text:p>
          </table:table-cell>
          <table:table-cell/>
        </table:table-row>
        <table:table-row table:style-name="ro1" table:visibility="filter">
          <table:table-cell office:value-type="string">
            <text:p>Bouclier Sentinelle</text:p>
          </table:table-cell>
          <table:table-cell office:value-type="string">
            <text:p>bouclier</text:p>
          </table:table-cell>
          <table:table-cell office:value-type="string">
            <text:p>combat divers</text:p>
          </table:table-cell>
          <table:table-cell office:value-type="string">
            <text:p>peu comm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écupéré sur Haggren</text:p>
          </table:table-cell>
          <table:table-cell office:value-type="float" office:value="1">
            <text:p>1</text:p>
          </table:table-cell>
          <table:table-cell office:value-type="string">
            <text:p>draky</text:p>
          </table:table-cell>
          <table:table-cell office:value-type="string">
            <text:p>N</text:p>
          </table:table-cell>
          <table:table-cell/>
        </table:table-row>
        <table:table-row table:style-name="ro1" table:visibility="filter">
          <table:table-cell office:value-type="string">
            <text:p>mécanique</text:p>
          </table:table-cell>
          <table:table-cell office:value-type="string">
            <text:p>bracelet</text:p>
          </table:table-cell>
          <table:table-cell office:value-type="string">
            <text:p>combat divers</text:p>
          </table:table-cell>
          <table:table-cell office:value-type="string">
            <text:p>comm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onné par Jeffrey</text:p>
          </table:table-cell>
          <table:table-cell office:value-type="float" office:value="1">
            <text:p>1</text:p>
          </table:table-cell>
          <table:table-cell office:value-type="string">
            <text:p>Jethro</text:p>
          </table:table-cell>
          <table:table-cell office:value-type="string">
            <text:p>O</text:p>
          </table:table-cell>
          <table:table-cell office:value-type="string">
            <text:p>amulette mecanique</text:p>
          </table:table-cell>
        </table:table-row>
        <table:table-row table:style-name="ro1" table:visibility="filter">
          <table:table-cell office:value-type="string">
            <text:p>vetements raccommodeurs</text:p>
          </table:table-cell>
          <table:table-cell office:value-type="string">
            <text:p>objet</text:p>
          </table:table-cell>
          <table:table-cell office:value-type="string">
            <text:p>social</text:p>
          </table:table-cell>
          <table:table-cell office:value-type="string">
            <text:p>comm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cheté chez Muliguth.</text:p>
          </table:table-cell>
          <table:table-cell office:value-type="float" office:value="2">
            <text:p>2</text:p>
          </table:table-cell>
          <table:table-cell office:value-type="string">
            <text:p>Namikigama</text:p>
          </table:table-cell>
          <table:table-cell office:value-type="string">
            <text:p>N</text:p>
          </table:table-cell>
          <table:table-cell/>
        </table:table-row>
        <table:table-row table:style-name="ro1" table:visibility="filter">
          <table:table-cell office:value-type="string">
            <text:p>Armure +1</text:p>
          </table:table-cell>
          <table:table-cell office:value-type="string">
            <text:p>armure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table:number-columns-repeated="4"/>
          <table:table-cell office:value-type="string">
            <text:p>tous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Armure +2</text:p>
          </table:table-cell>
          <table:table-cell office:value-type="string">
            <text:p>armure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table:number-columns-repeated="4"/>
          <table:table-cell office:value-type="string">
            <text:p>tous</text:p>
          </table:table-cell>
          <table:table-cell table:number-columns-repeated="2"/>
        </table:table-row>
        <table:table-row table:style-name="ro1">
          <table:table-cell office:value-type="string">
            <text:p>Armure +3</text:p>
          </table:table-cell>
          <table:table-cell office:value-type="string">
            <text:p>armure</text:p>
          </table:table-cell>
          <table:table-cell office:value-type="string">
            <text:p>combat divers</text:p>
          </table:table-cell>
          <table:table-cell office:value-type="string">
            <text:p>legendaire</text:p>
          </table:table-cell>
          <table:table-cell table:number-columns-repeated="4"/>
          <table:table-cell office:value-type="string">
            <text:p>tous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Arme +1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peu commun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string">
            <text:p>tous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Arme +2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table:number-columns-repeated="4"/>
          <table:table-cell office:value-type="string">
            <text:p>tous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Arme +3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table:number-columns-repeated="4"/>
          <table:table-cell office:value-type="string">
            <text:p>tous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Bouclier +1</text:p>
          </table:table-cell>
          <table:table-cell office:value-type="string">
            <text:p>bouclier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table:number-columns-repeated="4"/>
          <table:table-cell office:value-type="string">
            <text:p>tous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Bouclier +2</text:p>
          </table:table-cell>
          <table:table-cell office:value-type="string">
            <text:p>bouclier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table:number-columns-repeated="4"/>
          <table:table-cell office:value-type="string">
            <text:p>tous</text:p>
          </table:table-cell>
          <table:table-cell table:number-columns-repeated="2"/>
        </table:table-row>
        <table:table-row table:style-name="ro1">
          <table:table-cell office:value-type="string">
            <text:p>Bouclier +3</text:p>
          </table:table-cell>
          <table:table-cell office:value-type="string">
            <text:p>bouclier</text:p>
          </table:table-cell>
          <table:table-cell office:value-type="string">
            <text:p>combat divers</text:p>
          </table:table-cell>
          <table:table-cell office:value-type="string">
            <text:p>legendaire</text:p>
          </table:table-cell>
          <table:table-cell table:number-columns-repeated="4"/>
          <table:table-cell office:value-type="string">
            <text:p>tous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armure de matelot</text:p>
          </table:table-cell>
          <table:table-cell office:value-type="string">
            <text:p>armure</text:p>
          </table:table-cell>
          <table:table-cell office:value-type="string">
            <text:p>Maritime</text:p>
          </table:table-cell>
          <table:table-cell office:value-type="string">
            <text:p>peu commun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armure de mithral</text:p>
          </table:table-cell>
          <table:table-cell office:value-type="string">
            <text:p>armure</text:p>
          </table:table-cell>
          <table:table-cell office:value-type="string">
            <text:p>combat divers</text:p>
          </table:table-cell>
          <table:table-cell office:value-type="string">
            <text:p>peu commun</text:p>
          </table:table-cell>
          <table:table-cell table:number-columns-repeated="7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Feuille1.A1:Feuille1.G109" table:display-filter-buttons="true"/>
        <table:database-range table:name="__Anonymous_Sheet_DB__2" table:target-range-address="Feuille1.A1:Feuille1.I310" table:display-filter-buttons="true">
          <table:filter>
            <table:filter-and>
              <table:filter-condition table:field-number="8" table:value="Jethro" table:operator="="/>
              <table:filter-condition table:field-number="5" table:value="1" table:operator="="/>
            </table:filter-and>
          </table:filter>
        </table:database-range>
        <table:database-range table:name="__Anonymous_Sheet_DB__3" table:target-range-address="Feuille1.A1:Feuille1.K321" table:display-filter-buttons="true">
          <table:filter>
            <table:filter-condition table:field-number="3" table:value="legendaire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15">15/12/2024</text:date>, <text:time>12:4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04T11:36:48.74</meta:creation-date>
    <dc:date>2024-12-15T12:44:59.44</dc:date>
    <meta:editing-duration>P1DT38M20S</meta:editing-duration>
    <meta:editing-cycles>199</meta:editing-cycles>
    <meta:generator>OpenOffice/4.1.7$Win32 OpenOffice.org_project/417m1$Build-9800</meta:generator>
    <meta:document-statistic meta:table-count="3" meta:cell-count="1754" meta:object-count="0"/>
  </office:meta>
</office:document-meta>
</file>